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085a5"/>
    </style:style>
    <style:style style:name="P2" style:family="paragraph" style:parent-style-name="Standard">
      <style:text-properties fo:font-weight="bold" officeooo:paragraph-rsid="001085a5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ção</text:p>
      <text:p text:style-name="P1"/>
      <text:p text:style-name="P2">..:: Para conhecimento ::..</text:p>
      <text:p text:style-name="P1"/>
      <text:p text:style-name="P1"><text:span text:style-name="T3">Local:</text:span> Nome do Sistema - Módulo e Menu relacionado</text:p>
      <text:p text:style-name="P1"/>
      <text:p text:style-name="P1"><text:span text:style-name="T4">Funcionalidade:</text:span> informar qual a funcionalidade da implementação</text:p>
      <text:p text:style-name="P1"><text:span text:style-name="T4">Texto Adicional:</text:span> pode ser informado qualquer coisa referente à implementação</text:p>
      <text:p text:style-name="P1"/>
      <text:p text:style-name="P1"><text:span text:style-name="T4">SENDO</text:span> nós identificamos o perfil do usuário que vai usar a funcionalidade</text:p>
      <text:p text:style-name="P1"><text:span text:style-name="T4">POSSO</text:span> a funcionalidade em si que precisa ser desenvolvida</text:p>
      <text:p text:style-name="P1"><text:span text:style-name="T4">PARA QUE</text:span> a motivação da funcionalidade, incluindo o valor de negócio.</text:p>
      <text:p text:style-name="P1"/>
      <text:p text:style-name="P2">Cenário 1 - Nome do Cenário</text:p>
      <text:p text:style-name="P1"><text:span text:style-name="T4">Dado que</text:span> para indicar o cenário atual</text:p>
      <text:p text:style-name="P1"><text:span text:style-name="T4">Quando</text:span> para indicar a ação do usuário</text:p>
      <text:p text:style-name="P1"><text:span text:style-name="T4">Então</text:span> para indicar como o software vai reagir</text:p>
      <text:p text:style-name="P1"><text:span text:style-name="T4">E/OU</text:span> para criar cenários de teste ainda mais ricos.</text:p>
      <text:p text:style-name="P1"/>
      <text:p text:style-name="P1"/>
      <text:p text:style-name="P1">Critérios de Aceitaçã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ugs</text:p>
      <text:p text:style-name="Standard"/>
      <text:p text:style-name="P3">..:: Para conhecimento ::..</text:p>
      <text:p text:style-name="Standard"/>
      <text:p text:style-name="Standard"/>
      <text:p text:style-name="Standard"><text:span text:style-name="T4">LOCAL: </text:span>Nome do Sistema - Módulo e Menu relacionado</text:p>
      <text:p text:style-name="Standard"/>
      <text:p text:style-name="Standard"><text:span text:style-name="T4">VERSÃO:</text:span> Identificar em que versão do sistema envolvido o problema pode ser repetido. Importante identificar se o problema pode ser repetido na última versão.</text:p>
      <text:p text:style-name="Standard"/>
      <text:p text:style-name="P3">PRÉ-CONDIÇÕES:</text:p>
      <text:p text:style-name="Standard">• Identifique o que deve estar configurado no ambiente para</text:p>
      <text:p text:style-name="Standard">que o problema possa ser repetido;</text:p>
      <text:p text:style-name="Standard">• Pode ser uma lista de configurações a serem marcadas;</text:p>
      <text:p text:style-name="Standard">• Ou simplesmente a indicação de que uma base de dados específica</text:p>
      <text:p text:style-name="Standard">deve ser usada.</text:p>
      <text:p text:style-name="Standard"/>
      <text:p text:style-name="P3">PASSOS PARA REPRODUÇÃO DO ERRO:</text:p>
      <text:p text:style-name="Standard">1) Monte uma lista indicando os passos que devem ser realizados</text:p>
      <text:p text:style-name="Standard">para repetir o erro;</text:p>
      <text:p text:style-name="Standard">2) Você pode ser específico e identificar o que deve ser preenchido</text:p>
      <text:p text:style-name="Standard">em cada campo;</text:p>
      <text:p text:style-name="Standard">3) Principalmente se uma base de dados específica está sendo usada</text:p>
      <text:p text:style-name="Standard">para trabalhar;</text:p>
      <text:p text:style-name="Standard">4) Deve ser possível para qualquer pessoa repetir o erro lendo esta</text:p>
      <text:p text:style-name="Standard">lista de passos.</text:p>
      <text:p text:style-name="Standard"/>
      <text:p text:style-name="Standard"><text:span text:style-name="T4">ERRO: </text:span>Mostrar o erro que está acontecendo. Pode ser com uma identificação do que está acontecendo de errado - e muito importante: mostrar contexto de negócio identificando porque a situação atual é um erro.</text:p>
      <text:p text:style-name="Standard"/>
      <text:p text:style-name="Standard"><text:span text:style-name="T4">SITUAÇÃO DESEJADA: </text:span>Descreva a situação que o sistema vai mostrar, identifique configurações que não estão sendo consideradas, mostre o que deve ser modificado pensando em regras de negócio para resolver a situação.</text:p>
      <text:p text:style-name="Standard"/>
      <text:p text:style-name="Standard"/>
      <text:p text:style-name="Standard">Critérios de Aceitaçã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11:15:49.534000000</meta:creation-date>
    <dc:date>2022-05-06T11:20:00.851000000</dc:date>
    <meta:editing-duration>PT4M12S</meta:editing-duration>
    <meta:editing-cycles>1</meta:editing-cycles>
    <meta:document-statistic meta:table-count="0" meta:image-count="0" meta:object-count="0" meta:page-count="2" meta:paragraph-count="36" meta:word-count="315" meta:character-count="1928" meta:non-whitespace-character-count="1649"/>
    <meta:generator>LibreOffice/7.3.0.3$Windows_X86_64 LibreOffice_project/0f246aa12d0eee4a0f7adcefbf7c878fc2238db3</meta:generator>
  </office:meta>
</office:document-meta>
</file>